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8.71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4.971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5.888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4.577cm"/>
    </style:style>
    <style:style style:name="co13" style:family="table-column">
      <style:table-column-properties fo:break-before="auto" style:column-width="6.7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arożnik_20_Pilota_20_danych">
      <style:table-cell-properties fo:border-bottom="none" fo:border-left="0.071cm solid #000000" fo:border-right="none" fo:border-top="0.071cm solid #000000"/>
    </style:style>
    <style:style style:name="ce2" style:family="table-cell" style:parent-style-name="Pole_20_Pilota_20_danych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Kategoria_20_Pilota_20_danych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Kategoria_20_Pilota_20_danych">
      <style:table-cell-properties fo:border-bottom="none" fo:border-left="0.071cm solid #000000" fo:border-right="0.035cm solid #000000" fo:border-top="none"/>
    </style:style>
    <style:style style:name="ce5" style:family="table-cell" style:parent-style-name="Tytuł_20_Pilota_20_danych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Pole_20_Pilota_20_danych">
      <style:table-cell-properties fo:border-bottom="0.035cm solid #000000" fo:border-left="0.035cm solid #000000" fo:border-right="0.035cm solid #000000" fo:border-top="0.071cm solid #000000"/>
    </style:style>
    <style:style style:name="ce7" style:family="table-cell" style:parent-style-name="Kategoria_20_Pilota_20_danych">
      <style:table-cell-properties fo:border-bottom="0.035cm solid #000000" fo:border-left="0.035cm solid #000000" fo:border-right="none" fo:border-top="0.035cm solid #000000"/>
    </style:style>
    <style:style style:name="ce8" style:family="table-cell" style:parent-style-name="Wartość_20_Pilota_20_danych">
      <style:table-cell-properties fo:border-bottom="none" fo:border-left="0.035cm solid #000000" fo:border-right="none" fo:border-top="0.035cm solid #000000"/>
    </style:style>
    <style:style style:name="ce9" style:family="table-cell" style:parent-style-name="Wartość_20_Pilota_20_danych">
      <style:table-cell-properties fo:border-bottom="none" fo:border-left="0.035cm solid #000000" fo:border-right="none" fo:border-top="none"/>
    </style:style>
    <style:style style:name="ce10" style:family="table-cell" style:parent-style-name="Wynik_20_Pilota_20_danych">
      <style:table-cell-properties fo:border-bottom="0.071cm solid #000000" fo:border-left="0.035cm solid #000000" fo:border-right="none" fo:border-top="0.035cm solid #000000"/>
    </style:style>
    <style:style style:name="ce11" style:family="table-cell" style:parent-style-name="Narożnik_20_Pilota_20_danych">
      <style:table-cell-properties fo:border-bottom="none" fo:border-left="none" fo:border-right="0.071cm solid #000000" fo:border-top="0.071cm solid #000000"/>
    </style:style>
    <style:style style:name="ce12" style:family="table-cell" style:parent-style-name="Tytuł_20_Pilota_20_danych">
      <style:table-cell-properties fo:border-bottom="0.035cm solid #000000" fo:border-left="0.035cm solid #000000" fo:border-right="0.071cm solid #000000" fo:border-top="0.035cm solid #000000"/>
    </style:style>
    <style:style style:name="ce13" style:family="table-cell" style:parent-style-name="Wynik_20_Pilota_20_danych">
      <style:table-cell-properties fo:border-bottom="none" fo:border-left="0.035cm solid #000000" fo:border-right="0.071cm solid #000000" fo:border-top="0.035cm solid #000000"/>
    </style:style>
    <style:style style:name="ce14" style:family="table-cell" style:parent-style-name="Wynik_20_Pilota_20_danych">
      <style:table-cell-properties fo:border-bottom="none" fo:border-left="0.035cm solid #000000" fo:border-right="0.071cm solid #000000" fo:border-top="none"/>
    </style:style>
    <style:style style:name="ce15" style:family="table-cell" style:parent-style-name="Wynik_20_Pilota_20_danych">
      <style:table-cell-properties fo:border-bottom="0.071cm solid #000000" fo:border-left="0.035cm solid #000000" fo:border-right="0.071cm solid #000000" fo:border-top="0.035cm solid #000000"/>
    </style:style>
    <style:style style:name="ce16" style:family="table-cell" style:parent-style-name="Narożnik_20_Pilota_20_danych">
      <style:table-cell-properties fo:border-bottom="none" fo:border-left="none" fo:border-right="none" fo:border-top="0.071cm solid #000000"/>
    </style:style>
    <style:style style:name="ce17" style:family="table-cell" style:parent-style-name="Kategoria_20_Pilota_20_danych">
      <style:table-cell-properties fo:border-bottom="0.035cm solid #000000" fo:border-left="none" fo:border-right="none" fo:border-top="0.035cm solid #000000"/>
    </style:style>
    <style:style style:name="ce18" style:family="table-cell" style:parent-style-name="Wartość_20_Pilota_20_danych">
      <style:table-cell-properties fo:border-bottom="none" fo:border-left="none" fo:border-right="none" fo:border-top="0.035cm solid #000000"/>
    </style:style>
    <style:style style:name="ce19" style:family="table-cell" style:parent-style-name="Wynik_20_Pilota_20_danych">
      <style:table-cell-properties fo:border-bottom="0.071cm solid #000000" fo:border-left="none" fo:border-right="none" fo:border-top="0.035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ne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/ServiceDesk/im/add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Choos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Choose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82">
            <text:p>228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769">
            <text:p>476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99">
            <text:p>109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/ServiceDesk/sd/employeePickerChoos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998">
            <text:p>99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752">
            <text:p>175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/ServiceDesk/sd/dashboard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number-columns-repeated="2"/>
          <table:table-cell office:value-type="string">
            <text:p>/ServiceDesk/im/addsuccess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2"/>
          <table:table-cell office:value-type="string">
            <text:p>/ServiceDesk/sd/treePicker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table:number-columns-repeated="2"/>
          <table:table-cell office:value-type="string">
            <text:p>/ServiceDesk/sd/treePickerChoo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/ServiceDesk/im/addsuccess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2"/>
          <table:table-cell office:value-type="string">
            <text:p>/ServiceDesk/sd/employeePicker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2"/>
          <table:table-cell office:value-type="string">
            <text:p>/ServiceDesk/im/addsuccess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2"/>
          <table:table-cell office:value-type="string">
            <text:p>/ServiceDesk/pm/search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2"/>
          <table:table-cell office:value-type="string">
            <text:p>/ServiceDesk/im/add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string">
            <text:p>/ServiceDesk/im/addsuccess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2"/>
          <table:table-cell office:value-type="string">
            <text:p>/ServiceDesk/sd/treePick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/>
          <table:table-cell office:value-type="string">
            <text:p>/ServiceDesk/sd/treePickerChoose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2"/>
          <table:table-cell office:value-type="string">
            <text:p>/ServiceDesk/sd/treePicker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2"/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857">
            <text:p>85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string">
            <text:p>/ServiceDesk/pm/add</text:p>
          </table:table-cell>
          <table:table-cell office:value-type="float" office:value="888">
            <text:p>888</text:p>
          </table:table-cell>
          <table:table-cell table:number-columns-repeated="2"/>
        </table:table-row>
        <table:table-row table:style-name="ro1">
          <table:table-cell office:value-type="string">
            <text:p>/ServiceDesk/pm/search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/ServiceDesk/em/search</text:p>
          </table:table-cell>
          <table:table-cell office:value-type="float" office:value="1160">
            <text:p>1160</text:p>
          </table:table-cell>
          <table:table-cell table:number-columns-repeated="2"/>
        </table:table-row>
        <table:table-row table:style-name="ro1">
          <table:table-cell office:value-type="string">
            <text:p>/ServiceDesk/report</text:p>
          </table:table-cell>
          <table:table-cell office:value-type="float" office:value="13957">
            <text:p>1395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05">
            <text:p>180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05">
            <text:p>110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767">
            <text:p>2767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8023">
            <text:p>802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9">
            <text:p>99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520">
            <text:p>752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199">
            <text:p>719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653">
            <text:p>765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739">
            <text:p>773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34">
            <text:p>93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65">
            <text:p>66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15859">
            <text:p>1585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249">
            <text:p>1249</text:p>
          </table:table-cell>
          <table:table-cell table:number-columns-repeated="2"/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0222">
            <text:p>10222</text:p>
          </table:table-cell>
          <table:table-cell table:number-columns-repeated="2"/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791">
            <text:p>791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505">
            <text:p>150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598">
            <text:p>159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2527">
            <text:p>252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907">
            <text:p>190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95">
            <text:p>895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040">
            <text:p>1040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393">
            <text:p>393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5">
            <text:p>155</text:p>
          </table:table-cell>
          <table:table-cell table:number-columns-repeated="2"/>
        </table:table-row>
      </table:table>
      <table:table table:name="Da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</text:p>
          </table:table-cell>
          <table:table-cell office:value-type="string">
            <text:p>czas [ms]</text:p>
          </table:table-cell>
          <table:table-cell office:value-type="string">
            <text:p>liczba_incydentow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2275">
            <text:p>227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1">
            <text:p>3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98">
            <text:p>2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employeePicker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pm/search</text:p>
          </table:table-cell>
          <table:table-cell office:value-type="float" office:value="326">
            <text:p>3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85">
            <text:p>78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94">
            <text:p>1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rf/category</text:p>
          </table:table-cell>
          <table:table-cell office:value-type="float" office:value="849">
            <text:p>84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rf/add</text:p>
          </table:table-cell>
          <table:table-cell office:value-type="float" office:value="664">
            <text:p>6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4">
            <text:p>1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77">
            <text:p>27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857">
            <text:p>85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94">
            <text:p>1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pm/add</text:p>
          </table:table-cell>
          <table:table-cell office:value-type="float" office:value="888">
            <text:p>88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pm/search</text:p>
          </table:table-cell>
          <table:table-cell office:value-type="float" office:value="91">
            <text:p>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56">
            <text:p>35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13">
            <text:p>3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33">
            <text:p>13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30">
            <text:p>43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2">
            <text:p>18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92">
            <text:p>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8">
            <text:p>9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8">
            <text:p>18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02">
            <text:p>20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">
            <text:p>6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3">
            <text:p>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0">
            <text:p>1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6">
            <text:p>7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7">
            <text:p>18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811">
            <text:p>81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8">
            <text:p>10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4">
            <text:p>22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91">
            <text:p>9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99">
            <text:p>19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em/search</text:p>
          </table:table-cell>
          <table:table-cell office:value-type="float" office:value="1160">
            <text:p>116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report</text:p>
          </table:table-cell>
          <table:table-cell office:value-type="float" office:value="13957">
            <text:p>1395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2">
            <text:p>5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7">
            <text:p>1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8">
            <text:p>10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61">
            <text:p>6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9">
            <text:p>8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">
            <text:p>6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2">
            <text:p>6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70">
            <text:p>7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3">
            <text:p>5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7">
            <text:p>1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9">
            <text:p>8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1">
            <text:p>4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8023">
            <text:p>802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7">
            <text:p>10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1">
            <text:p>6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6">
            <text:p>3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0">
            <text:p>11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5">
            <text:p>9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58">
            <text:p>55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14">
            <text:p>31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66">
            <text:p>56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74">
            <text:p>27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3">
            <text:p>10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99">
            <text:p>29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3">
            <text:p>4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9">
            <text:p>4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5">
            <text:p>10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59">
            <text:p>45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51">
            <text:p>25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3">
            <text:p>12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5">
            <text:p>11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7">
            <text:p>5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8">
            <text:p>7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9">
            <text:p>8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0">
            <text:p>14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42">
            <text:p>42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4">
            <text:p>2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4">
            <text:p>2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6">
            <text:p>12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1">
            <text:p>11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520">
            <text:p>75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199">
            <text:p>719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2">
            <text:p>18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653">
            <text:p>765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7">
            <text:p>15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06">
            <text:p>20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9">
            <text:p>12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6">
            <text:p>5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52">
            <text:p>15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2">
            <text:p>10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03">
            <text:p>2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3">
            <text:p>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8">
            <text:p>10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4">
            <text:p>5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75">
            <text:p>27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4">
            <text:p>8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63">
            <text:p>2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386">
            <text:p>38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0">
            <text:p>1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27">
            <text:p>1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1">
            <text:p>1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4">
            <text:p>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5">
            <text:p>1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6">
            <text:p>7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2">
            <text:p>5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7739">
            <text:p>773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4">
            <text:p>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82">
            <text:p>18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1">
            <text:p>5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2">
            <text:p>11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7">
            <text:p>8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2">
            <text:p>13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2">
            <text:p>5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5">
            <text:p>1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5">
            <text:p>13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2">
            <text:p>15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7">
            <text:p>3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3">
            <text:p>10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8">
            <text:p>9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34">
            <text:p>93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9">
            <text:p>7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65">
            <text:p>66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1">
            <text:p>81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7">
            <text:p>77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9">
            <text:p>1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73">
            <text:p>17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0">
            <text:p>14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3">
            <text:p>6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3">
            <text:p>2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5">
            <text:p>7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4">
            <text:p>9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19">
            <text:p>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72">
            <text:p>72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/ServiceDesk/sd/dashboard</text:p>
          </table:table-cell>
          <table:table-cell office:value-type="float" office:value="15859">
            <text:p>1585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99">
            <text:p>9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67">
            <text:p>16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54">
            <text:p>5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26">
            <text:p>12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5">
            <text:p>2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96">
            <text:p>9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92">
            <text:p>92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6">
            <text:p>14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63">
            <text:p>26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13">
            <text:p>21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45">
            <text:p>4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3">
            <text:p>14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18">
            <text:p>1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88">
            <text:p>18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1">
            <text:p>101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0">
            <text:p>14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4">
            <text:p>11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8">
            <text:p>11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5">
            <text:p>2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7">
            <text:p>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18">
            <text:p>11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65">
            <text:p>6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19">
            <text:p>11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8">
            <text:p>8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50">
            <text:p>5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30">
            <text:p>13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436">
            <text:p>43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69">
            <text:p>16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9">
            <text:p>2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4">
            <text:p>10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28">
            <text:p>28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6">
            <text:p>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45">
            <text:p>14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3">
            <text:p>7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67">
            <text:p>6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70">
            <text:p>7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09">
            <text:p>109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94">
            <text:p>19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70">
            <text:p>17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2">
            <text:p>22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100">
            <text:p>10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26">
            <text:p>26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</text:p>
          </table:table-cell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addsuccess</text:p>
          </table:table-cell>
          <table:table-cell office:value-type="float" office:value="82">
            <text:p>82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249">
            <text:p>124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0222">
            <text:p>102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791">
            <text:p>79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36">
            <text:p>2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95">
            <text:p>29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598">
            <text:p>159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205">
            <text:p>20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2527">
            <text:p>2527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9">
            <text:p>109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61">
            <text:p>6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90">
            <text:p>19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53">
            <text:p>53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8">
            <text:p>10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5">
            <text:p>11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4">
            <text:p>94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2">
            <text:p>152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10">
            <text:p>11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8">
            <text:p>8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3">
            <text:p>93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1">
            <text:p>13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6">
            <text:p>116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3">
            <text:p>93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8">
            <text:p>6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351">
            <text:p>35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61">
            <text:p>16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8">
            <text:p>98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7">
            <text:p>157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1">
            <text:p>3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77">
            <text:p>77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907">
            <text:p>1907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5">
            <text:p>10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08">
            <text:p>108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208">
            <text:p>208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54">
            <text:p>54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4">
            <text:p>104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2">
            <text:p>82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42">
            <text:p>142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46">
            <text:p>246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6">
            <text:p>136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29">
            <text:p>129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5">
            <text:p>10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5">
            <text:p>3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6">
            <text:p>106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51">
            <text:p>51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86">
            <text:p>186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7">
            <text:p>67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895">
            <text:p>89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46">
            <text:p>46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22">
            <text:p>22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75">
            <text:p>7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5">
            <text:p>9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7">
            <text:p>97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72">
            <text:p>72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1">
            <text:p>101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68">
            <text:p>68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4">
            <text:p>24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97">
            <text:p>97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/ServiceDesk/sd/dashboard</text:p>
          </table:table-cell>
          <table:table-cell office:value-type="float" office:value="1040">
            <text:p>104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64">
            <text:p>164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118">
            <text:p>118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7">
            <text:p>27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39">
            <text:p>39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6">
            <text:p>106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9">
            <text:p>99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17">
            <text:p>217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24">
            <text:p>224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98">
            <text:p>98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66">
            <text:p>166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63">
            <text:p>63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11">
            <text:p>111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8">
            <text:p>68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7">
            <text:p>157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</text:p>
          </table:table-cell>
          <table:table-cell office:value-type="float" office:value="55">
            <text:p>55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sd/treePickerChoose</text:p>
          </table:table-cell>
          <table:table-cell office:value-type="float" office:value="14">
            <text:p>14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223">
            <text:p>223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/ServiceDesk/im/search</text:p>
          </table:table-cell>
          <table:table-cell office:value-type="float" office:value="150">
            <text:p>15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1">
            <text:p>61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54">
            <text:p>54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36">
            <text:p>136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28">
            <text:p>28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</text:p>
          </table:table-cell>
          <table:table-cell office:value-type="float" office:value="47">
            <text:p>47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addsuccess</text:p>
          </table:table-cell>
          <table:table-cell office:value-type="float" office:value="104">
            <text:p>104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69">
            <text:p>69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350">
            <text:p>35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06">
            <text:p>106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34">
            <text:p>134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sd/treePicker</text:p>
          </table:table-cell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sd/treePickerChoose</text:p>
          </table:table-cell>
          <table:table-cell office:value-type="float" office:value="14">
            <text:p>14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61">
            <text:p>161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200">
            <text:p>20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/ServiceDesk/im/search</text:p>
          </table:table-cell>
          <table:table-cell office:value-type="float" office:value="155">
            <text:p>155</text:p>
          </table:table-cell>
          <table:table-cell office:value-type="float" office:value="100000">
            <text:p>100000</text:p>
          </table:table-cell>
        </table:table-row>
      </table:table>
      <table:table table:name="Tabela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liczba_incydentow</text:p>
          </table:table-cell>
          <table:table-cell table:style-name="ce11"/>
          <table:table-cell table:number-columns-repeated="12"/>
        </table:table-row>
        <table:table-row table:style-name="ro1">
          <table:table-cell table:style-name="ce2" office:value-type="string">
            <text:p>co</text:p>
          </table:table-cell>
          <table:table-cell table:style-name="ce7" office:value-type="float" office:value="100">
            <text:p>100</text:p>
          </table:table-cell>
          <table:table-cell table:style-name="ce12" office:value-type="string">
            <text:p>Suma Wynik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/ServiceDesk/im/addsuccess</text:p>
          </table:table-cell>
          <table:table-cell table:style-name="ce8" office:value-type="float" office:value="166.4">
            <text:p>166,4</text:p>
          </table:table-cell>
          <table:table-cell table:style-name="ce13" office:value-type="float" office:value="166.4">
            <text:p>166,4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/ServiceDesk/im/search</text:p>
          </table:table-cell>
          <table:table-cell table:style-name="ce9" office:value-type="float" office:value="152">
            <text:p>152</text:p>
          </table:table-cell>
          <table:table-cell table:style-name="ce14" office:value-type="float" office:value="152">
            <text:p>152</text:p>
          </table:table-cell>
          <table:table-cell table:number-columns-repeated="12"/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60">
            <text:p>160</text:p>
          </table:table-cell>
          <table:table-cell table:style-name="ce15" office:value-type="float" office:value="160">
            <text:p>160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liczba_incydentow</text:p>
          </table:table-cell>
          <table:table-cell table:style-name="ce16"/>
          <table:table-cell table:style-name="ce11"/>
          <table:table-cell table:number-columns-repeated="11"/>
        </table:table-row>
        <table:table-row table:style-name="ro1">
          <table:table-cell table:style-name="ce2" office:value-type="string">
            <text:p>co</text:p>
          </table:table-cell>
          <table:table-cell table:style-name="ce7" office:value-type="float" office:value="100">
            <text:p>100</text:p>
          </table:table-cell>
          <table:table-cell table:style-name="ce17" office:value-type="float" office:value="1400">
            <text:p>1400</text:p>
          </table:table-cell>
          <table:table-cell table:style-name="ce12" office:value-type="string">
            <text:p>Suma Wynik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/ServiceDesk/im/addsuccess</text:p>
          </table:table-cell>
          <table:table-cell table:style-name="ce8" office:value-type="float" office:value="166.4">
            <text:p>166,4</text:p>
          </table:table-cell>
          <table:table-cell table:style-name="ce18" office:value-type="float" office:value="91.5">
            <text:p>91,5</text:p>
          </table:table-cell>
          <table:table-cell table:style-name="ce13" office:value-type="float" office:value="128.95">
            <text:p>128,95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/ServiceDesk/im/search</text:p>
          </table:table-cell>
          <table:table-cell table:style-name="ce9" office:value-type="float" office:value="152">
            <text:p>152</text:p>
          </table:table-cell>
          <table:table-cell table:style-name="Wartość_20_Pilota_20_danych" office:value-type="float" office:value="126.526315789474">
            <text:p>126,53</text:p>
          </table:table-cell>
          <table:table-cell table:style-name="ce14" office:value-type="float" office:value="134.074074074074">
            <text:p>134,07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60">
            <text:p>160</text:p>
          </table:table-cell>
          <table:table-cell table:style-name="ce19" office:value-type="float" office:value="114.448275862069">
            <text:p>114,45</text:p>
          </table:table-cell>
          <table:table-cell table:style-name="ce15" office:value-type="float" office:value="131.893617021277">
            <text:p>131,89</text:p>
          </table:table-cell>
          <table:table-cell table:number-columns-repeated="11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liczba_incydentow</text:p>
          </table:table-cell>
          <table:table-cell table:style-name="ce16" table:number-columns-repeated="2"/>
          <table:table-cell table:style-name="ce11"/>
          <table:table-cell table:number-columns-repeated="10"/>
        </table:table-row>
        <table:table-row table:style-name="ro1">
          <table:table-cell table:style-name="ce2" office:value-type="string">
            <text:p>co</text:p>
          </table:table-cell>
          <table:table-cell table:style-name="ce7" office:value-type="float" office:value="100">
            <text:p>100</text:p>
          </table:table-cell>
          <table:table-cell table:style-name="ce17" office:value-type="float" office:value="1400">
            <text:p>1400</text:p>
          </table:table-cell>
          <table:table-cell table:style-name="ce17" office:value-type="float" office:value="11000">
            <text:p>11000</text:p>
          </table:table-cell>
          <table:table-cell table:style-name="ce12" office:value-type="string">
            <text:p>Suma Wynik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/ServiceDesk/im/add</text:p>
          </table:table-cell>
          <table:table-cell table:style-name="ce8"/>
          <table:table-cell table:style-name="ce18"/>
          <table:table-cell table:style-name="ce18" office:value-type="float" office:value="151.55">
            <text:p>151,55</text:p>
          </table:table-cell>
          <table:table-cell table:style-name="ce13" office:value-type="float" office:value="151.55">
            <text:p>151,55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/ServiceDesk/im/addsuccess</text:p>
          </table:table-cell>
          <table:table-cell table:style-name="ce9" office:value-type="float" office:value="166.4">
            <text:p>166,4</text:p>
          </table:table-cell>
          <table:table-cell table:style-name="Wartość_20_Pilota_20_danych" office:value-type="float" office:value="91.5">
            <text:p>91,5</text:p>
          </table:table-cell>
          <table:table-cell table:style-name="Wartość_20_Pilota_20_danych" office:value-type="float" office:value="155.3">
            <text:p>155,3</text:p>
          </table:table-cell>
          <table:table-cell table:style-name="ce14" office:value-type="float" office:value="137.733333333333">
            <text:p>137,73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/ServiceDesk/im/search</text:p>
          </table:table-cell>
          <table:table-cell table:style-name="ce9" office:value-type="float" office:value="152">
            <text:p>152</text:p>
          </table:table-cell>
          <table:table-cell table:style-name="Wartość_20_Pilota_20_danych" office:value-type="float" office:value="126.526315789474">
            <text:p>126,53</text:p>
          </table:table-cell>
          <table:table-cell table:style-name="Wartość_20_Pilota_20_danych" office:value-type="float" office:value="380.736842105263">
            <text:p>380,74</text:p>
          </table:table-cell>
          <table:table-cell table:style-name="ce14" office:value-type="float" office:value="235.95652173913">
            <text:p>235,96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/ServiceDesk/sd/employeePicker</text:p>
          </table:table-cell>
          <table:table-cell table:style-name="ce9"/>
          <table:table-cell table:style-name="Wartość_20_Pilota_20_danych"/>
          <table:table-cell table:style-name="Wartość_20_Pilota_20_danych" office:value-type="float" office:value="12.6666666666667">
            <text:p>12,67</text:p>
          </table:table-cell>
          <table:table-cell table:style-name="ce14" office:value-type="float" office:value="12.6666666666667">
            <text:p>12,67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/ServiceDesk/sd/employeePickerChoose</text:p>
          </table:table-cell>
          <table:table-cell table:style-name="ce9"/>
          <table:table-cell table:style-name="Wartość_20_Pilota_20_danych"/>
          <table:table-cell table:style-name="Wartość_20_Pilota_20_danych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60">
            <text:p>160</text:p>
          </table:table-cell>
          <table:table-cell table:style-name="ce19" office:value-type="float" office:value="114.448275862069">
            <text:p>114,45</text:p>
          </table:table-cell>
          <table:table-cell table:style-name="ce19" office:value-type="float" office:value="212.535714285714">
            <text:p>212,54</text:p>
          </table:table-cell>
          <table:table-cell table:style-name="ce15" office:value-type="float" office:value="175.73786407767">
            <text:p>175,74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co</text:p>
          </table:table-cell>
          <table:table-cell table:style-name="ce16" table:number-columns-repeated="4"/>
          <table:table-cell table:style-name="ce11"/>
          <table:table-cell table:number-columns-repeated="8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employeePickerChoose</text:p>
          </table:table-cell>
          <table:table-cell table:style-name="ce12" office:value-type="string">
            <text:p>Suma Wynik</text:p>
          </table:table-cell>
          <table:table-cell table:number-columns-repeated="8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8"/>
          <table:table-cell table:style-name="ce18" office:value-type="float" office:value="166.4">
            <text:p>166,4</text:p>
          </table:table-cell>
          <table:table-cell table:style-name="ce18" office:value-type="float" office:value="152">
            <text:p>152</text:p>
          </table:table-cell>
          <table:table-cell table:style-name="ce18" table:number-columns-repeated="2"/>
          <table:table-cell table:style-name="ce13" office:value-type="float" office:value="160">
            <text:p>160</text:p>
          </table:table-cell>
          <table:table-cell table:number-columns-repeated="8"/>
        </table:table-row>
        <table:table-row table:style-name="ro1">
          <table:table-cell table:style-name="ce4" office:value-type="float" office:value="1400">
            <text:p>1400</text:p>
          </table:table-cell>
          <table:table-cell table:style-name="ce9"/>
          <table:table-cell table:style-name="Wartość_20_Pilota_20_danych" office:value-type="float" office:value="91.5">
            <text:p>91,5</text:p>
          </table:table-cell>
          <table:table-cell table:style-name="Wartość_20_Pilota_20_danych" office:value-type="float" office:value="126.526315789474">
            <text:p>126,53</text:p>
          </table:table-cell>
          <table:table-cell table:style-name="Wartość_20_Pilota_20_danych" table:number-columns-repeated="2"/>
          <table:table-cell table:style-name="ce14" office:value-type="float" office:value="114.448275862069">
            <text:p>114,45</text:p>
          </table:table-cell>
          <table:table-cell table:number-columns-repeated="8"/>
        </table:table-row>
        <table:table-row table:style-name="ro1">
          <table:table-cell table:style-name="ce4" office:value-type="float" office:value="11000">
            <text:p>11000</text:p>
          </table:table-cell>
          <table:table-cell table:style-name="ce9" office:value-type="float" office:value="151.55">
            <text:p>151,55</text:p>
          </table:table-cell>
          <table:table-cell table:style-name="Wartość_20_Pilota_20_danych" office:value-type="float" office:value="155.3">
            <text:p>155,3</text:p>
          </table:table-cell>
          <table:table-cell table:style-name="Wartość_20_Pilota_20_danych" office:value-type="float" office:value="380.736842105263">
            <text:p>380,74</text:p>
          </table:table-cell>
          <table:table-cell table:style-name="Wartość_20_Pilota_20_danych" office:value-type="float" office:value="12.6666666666667">
            <text:p>12,67</text:p>
          </table:table-cell>
          <table:table-cell table:style-name="Wartość_20_Pilota_20_danych" office:value-type="float" office:value="8">
            <text:p>8</text:p>
          </table:table-cell>
          <table:table-cell table:style-name="ce14" office:value-type="float" office:value="212.535714285714">
            <text:p>212,54</text:p>
          </table:table-cell>
          <table:table-cell table:number-columns-repeated="8"/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51.55">
            <text:p>151,55</text:p>
          </table:table-cell>
          <table:table-cell table:style-name="ce19" office:value-type="float" office:value="137.733333333333">
            <text:p>137,73</text:p>
          </table:table-cell>
          <table:table-cell table:style-name="ce19" office:value-type="float" office:value="235.95652173913">
            <text:p>235,96</text:p>
          </table:table-cell>
          <table:table-cell table:style-name="ce19" office:value-type="float" office:value="12.6666666666667">
            <text:p>12,67</text:p>
          </table:table-cell>
          <table:table-cell table:style-name="ce19" office:value-type="float" office:value="8">
            <text:p>8</text:p>
          </table:table-cell>
          <table:table-cell table:style-name="ce15" office:value-type="float" office:value="175.73786407767">
            <text:p>175,74</text:p>
          </table:table-cell>
          <table:table-cell table:number-columns-repeated="8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co</text:p>
          </table:table-cell>
          <table:table-cell table:style-name="ce16" table:number-columns-repeated="6"/>
          <table:table-cell table:style-name="ce11"/>
          <table:table-cell table:number-columns-repeated="6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employeePickerChoose</text:p>
          </table:table-cell>
          <table:table-cell table:style-name="ce17" office:value-type="string">
            <text:p>/ServiceDesk/sd/treePicker</text:p>
          </table:table-cell>
          <table:table-cell table:style-name="ce17" office:value-type="string">
            <text:p>/ServiceDesk/sd/treePickerChoose</text:p>
          </table:table-cell>
          <table:table-cell table:style-name="ce12" office:value-type="string">
            <text:p>Suma Wynik</text:p>
          </table:table-cell>
          <table:table-cell table:number-columns-repeated="6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8"/>
          <table:table-cell table:style-name="ce18" office:value-type="float" office:value="80.7777777777778">
            <text:p>80,78</text:p>
          </table:table-cell>
          <table:table-cell table:style-name="ce18" office:value-type="float" office:value="91">
            <text:p>91</text:p>
          </table:table-cell>
          <table:table-cell table:style-name="ce18" table:number-columns-repeated="4"/>
          <table:table-cell table:style-name="ce13" office:value-type="float" office:value="85.25">
            <text:p>85,25</text:p>
          </table:table-cell>
          <table:table-cell table:number-columns-repeated="6"/>
        </table:table-row>
        <table:table-row table:style-name="ro1">
          <table:table-cell table:style-name="ce4" office:value-type="float" office:value="1400">
            <text:p>1400</text:p>
          </table:table-cell>
          <table:table-cell table:style-name="ce9"/>
          <table:table-cell table:style-name="Wartość_20_Pilota_20_danych" office:value-type="float" office:value="56">
            <text:p>56</text:p>
          </table:table-cell>
          <table:table-cell table:style-name="Wartość_20_Pilota_20_danych" office:value-type="float" office:value="88.1111111111111">
            <text:p>88,11</text:p>
          </table:table-cell>
          <table:table-cell table:style-name="Wartość_20_Pilota_20_danych" table:number-columns-repeated="4"/>
          <table:table-cell table:style-name="ce14" office:value-type="float" office:value="78.2307692307692">
            <text:p>78,23</text:p>
          </table:table-cell>
          <table:table-cell table:number-columns-repeated="6"/>
        </table:table-row>
        <table:table-row table:style-name="ro1">
          <table:table-cell table:style-name="ce4" office:value-type="float" office:value="11000">
            <text:p>11000</text:p>
          </table:table-cell>
          <table:table-cell table:style-name="ce9" office:value-type="float" office:value="39.4210526315789">
            <text:p>39,42</text:p>
          </table:table-cell>
          <table:table-cell table:style-name="Wartość_20_Pilota_20_danych" office:value-type="float" office:value="111.777777777778">
            <text:p>111,78</text:p>
          </table:table-cell>
          <table:table-cell table:style-name="Wartość_20_Pilota_20_danych" office:value-type="float" office:value="84.2352941176471">
            <text:p>84,24</text:p>
          </table:table-cell>
          <table:table-cell table:style-name="Wartość_20_Pilota_20_danych" office:value-type="float" office:value="12.6666666666667">
            <text:p>12,67</text:p>
          </table:table-cell>
          <table:table-cell table:style-name="Wartość_20_Pilota_20_danych" office:value-type="float" office:value="8">
            <text:p>8</text:p>
          </table:table-cell>
          <table:table-cell table:style-name="Wartość_20_Pilota_20_danych" table:number-columns-repeated="2"/>
          <table:table-cell table:style-name="ce14" office:value-type="float" office:value="62.9038461538462">
            <text:p>62,9</text:p>
          </table:table-cell>
          <table:table-cell table:number-columns-repeated="6"/>
        </table:table-row>
        <table:table-row table:style-name="ro1">
          <table:table-cell table:style-name="ce4" office:value-type="float" office:value="45000">
            <text:p>45000</text:p>
          </table:table-cell>
          <table:table-cell table:style-name="ce9" office:value-type="float" office:value="76.7">
            <text:p>76,7</text:p>
          </table:table-cell>
          <table:table-cell table:style-name="Wartość_20_Pilota_20_danych" office:value-type="float" office:value="62.2222222222222">
            <text:p>62,22</text:p>
          </table:table-cell>
          <table:table-cell table:style-name="Wartość_20_Pilota_20_danych" office:value-type="float" office:value="93.2272727272727">
            <text:p>93,23</text:p>
          </table:table-cell>
          <table:table-cell table:style-name="Wartość_20_Pilota_20_danych" table:number-columns-repeated="2"/>
          <table:table-cell table:style-name="Wartość_20_Pilota_20_danych" office:value-type="float" office:value="594.333333333333">
            <text:p>594,33</text:p>
          </table:table-cell>
          <table:table-cell table:style-name="Wartość_20_Pilota_20_danych" office:value-type="float" office:value="31.6666666666667">
            <text:p>31,67</text:p>
          </table:table-cell>
          <table:table-cell table:style-name="ce14" office:value-type="float" office:value="105.666666666667">
            <text:p>105,67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58.5384615384615">
            <text:p>58,54</text:p>
          </table:table-cell>
          <table:table-cell table:style-name="ce19" office:value-type="float" office:value="78.3142857142857">
            <text:p>78,31</text:p>
          </table:table-cell>
          <table:table-cell table:style-name="ce19" office:value-type="float" office:value="89.15625">
            <text:p>89,16</text:p>
          </table:table-cell>
          <table:table-cell table:style-name="ce19" office:value-type="float" office:value="12.6666666666667">
            <text:p>12,6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594.333333333333">
            <text:p>594,33</text:p>
          </table:table-cell>
          <table:table-cell table:style-name="ce19" office:value-type="float" office:value="31.6666666666667">
            <text:p>31,67</text:p>
          </table:table-cell>
          <table:table-cell table:style-name="ce15" office:value-type="float" office:value="84.0529801324503">
            <text:p>84,05</text:p>
          </table:table-cell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co</text:p>
          </table:table-cell>
          <table:table-cell table:style-name="ce16" table:number-columns-repeated="12"/>
          <table:table-cell table:style-name="ce11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em/search</text:p>
          </table:table-cell>
          <table:table-cell table:style-name="ce1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pm/add</text:p>
          </table:table-cell>
          <table:table-cell table:style-name="ce17" office:value-type="string">
            <text:p>/ServiceDesk/pm/search</text:p>
          </table:table-cell>
          <table:table-cell table:style-name="ce17" office:value-type="string">
            <text:p>/ServiceDesk/report</text:p>
          </table:table-cell>
          <table:table-cell table:style-name="ce17" office:value-type="string">
            <text:p>/ServiceDesk/rf/add</text:p>
          </table:table-cell>
          <table:table-cell table:style-name="ce17" office:value-type="string">
            <text:p>/ServiceDesk/rf/category</text:p>
          </table:table-cell>
          <table:table-cell table:style-name="ce17" office:value-type="string">
            <text:p>/ServiceDesk/sd/dashboard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treePicker</text:p>
          </table:table-cell>
          <table:table-cell table:style-name="ce17" office:value-type="string">
            <text:p>/ServiceDesk/sd/treePickerChoose</text:p>
          </table:table-cell>
          <table:table-cell table:style-name="ce12" office:value-type="string">
            <text:p>Suma Wynik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/>
          <table:table-cell table:style-name="ce18" office:value-type="float" office:value="101.125">
            <text:p>101,13</text:p>
          </table:table-cell>
          <table:table-cell table:style-name="ce18" office:value-type="float" office:value="386.75">
            <text:p>386,75</text:p>
          </table:table-cell>
          <table:table-cell table:style-name="ce18" office:value-type="float" office:value="147.375">
            <text:p>147,38</text:p>
          </table:table-cell>
          <table:table-cell table:style-name="ce18"/>
          <table:table-cell table:style-name="ce18" office:value-type="float" office:value="326">
            <text:p>326</text:p>
          </table:table-cell>
          <table:table-cell table:style-name="ce18" table:number-columns-repeated="3"/>
          <table:table-cell table:style-name="ce18" office:value-type="float" office:value="2275">
            <text:p>2275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161.666666666667">
            <text:p>161,67</text:p>
          </table:table-cell>
          <table:table-cell table:style-name="ce18" office:value-type="float" office:value="31">
            <text:p>31</text:p>
          </table:table-cell>
          <table:table-cell table:style-name="ce13" office:value-type="float" office:value="215.972972972973">
            <text:p>215,97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9"/>
          <table:table-cell table:style-name="Wartość_20_Pilota_20_danych" office:value-type="float" office:value="51.8333333333333">
            <text:p>51,83</text:p>
          </table:table-cell>
          <table:table-cell table:style-name="Wartość_20_Pilota_20_danych" office:value-type="float" office:value="117.333333333333">
            <text:p>117,33</text:p>
          </table:table-cell>
          <table:table-cell table:style-name="Wartość_20_Pilota_20_danych" office:value-type="float" office:value="113.615384615385">
            <text:p>113,62</text:p>
          </table:table-cell>
          <table:table-cell table:style-name="Wartość_20_Pilota_20_danych" table:number-columns-repeated="3"/>
          <table:table-cell table:style-name="Wartość_20_Pilota_20_danych" office:value-type="float" office:value="664">
            <text:p>664</text:p>
          </table:table-cell>
          <table:table-cell table:style-name="Wartość_20_Pilota_20_danych" office:value-type="float" office:value="849">
            <text:p>849</text:p>
          </table:table-cell>
          <table:table-cell table:style-name="Wartość_20_Pilota_20_danych" office:value-type="float" office:value="785">
            <text:p>785</text:p>
          </table:table-cell>
          <table:table-cell table:style-name="Wartość_20_Pilota_20_danych"/>
          <table:table-cell table:style-name="Wartość_20_Pilota_20_danych" office:value-type="float" office:value="33">
            <text:p>33</text:p>
          </table:table-cell>
          <table:table-cell table:style-name="Wartość_20_Pilota_20_danych" office:value-type="float" office:value="11.3333333333333">
            <text:p>11,33</text:p>
          </table:table-cell>
          <table:table-cell table:style-name="ce14" office:value-type="float" office:value="147.451612903226">
            <text:p>147,45</text:p>
          </table:table-cell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ce9"/>
          <table:table-cell table:style-name="Wartość_20_Pilota_20_danych" office:value-type="float" office:value="140.125">
            <text:p>140,13</text:p>
          </table:table-cell>
          <table:table-cell table:style-name="Wartość_20_Pilota_20_danych" office:value-type="float" office:value="130">
            <text:p>130</text:p>
          </table:table-cell>
          <table:table-cell table:style-name="Wartość_20_Pilota_20_danych" office:value-type="float" office:value="182.041666666667">
            <text:p>182,04</text:p>
          </table:table-cell>
          <table:table-cell table:style-name="Wartość_20_Pilota_20_danych" office:value-type="float" office:value="888">
            <text:p>888</text:p>
          </table:table-cell>
          <table:table-cell table:style-name="Wartość_20_Pilota_20_danych" office:value-type="float" office:value="91">
            <text:p>91</text:p>
          </table:table-cell>
          <table:table-cell table:style-name="Wartość_20_Pilota_20_danych" table:number-columns-repeated="5"/>
          <table:table-cell table:style-name="Wartość_20_Pilota_20_danych" office:value-type="float" office:value="37">
            <text:p>37</text:p>
          </table:table-cell>
          <table:table-cell table:style-name="Wartość_20_Pilota_20_danych" office:value-type="float" office:value="8.5">
            <text:p>8,5</text:p>
          </table:table-cell>
          <table:table-cell table:style-name="ce14" office:value-type="float" office:value="155.891304347826">
            <text:p>155,89</text:p>
          </table:table-cell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ce9" office:value-type="float" office:value="1160">
            <text:p>1160</text:p>
          </table:table-cell>
          <table:table-cell table:style-name="Wartość_20_Pilota_20_danych" office:value-type="float" office:value="71">
            <text:p>71</text:p>
          </table:table-cell>
          <table:table-cell table:style-name="Wartość_20_Pilota_20_danych" office:value-type="float" office:value="116.333333333333">
            <text:p>116,33</text:p>
          </table:table-cell>
          <table:table-cell table:style-name="Wartość_20_Pilota_20_danych" office:value-type="float" office:value="493.769230769231">
            <text:p>493,77</text:p>
          </table:table-cell>
          <table:table-cell table:style-name="Wartość_20_Pilota_20_danych" table:number-columns-repeated="2"/>
          <table:table-cell table:style-name="Wartość_20_Pilota_20_danych" office:value-type="float" office:value="13957">
            <text:p>13957</text:p>
          </table:table-cell>
          <table:table-cell table:style-name="Wartość_20_Pilota_20_danych" table:number-columns-repeated="2"/>
          <table:table-cell table:style-name="Wartość_20_Pilota_20_danych" office:value-type="float" office:value="811">
            <text:p>811</text:p>
          </table:table-cell>
          <table:table-cell table:style-name="Wartość_20_Pilota_20_danych"/>
          <table:table-cell table:style-name="Wartość_20_Pilota_20_danych" office:value-type="float" office:value="52">
            <text:p>52</text:p>
          </table:table-cell>
          <table:table-cell table:style-name="Wartość_20_Pilota_20_danych" office:value-type="float" office:value="17">
            <text:p>17</text:p>
          </table:table-cell>
          <table:table-cell table:style-name="ce14" office:value-type="float" office:value="780.133333333333">
            <text:p>780,13</text:p>
          </table:table-cell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160">
            <text:p>1160</text:p>
          </table:table-cell>
          <table:table-cell table:style-name="ce19" office:value-type="float" office:value="92.9032258064516">
            <text:p>92,9</text:p>
          </table:table-cell>
          <table:table-cell table:style-name="ce19" office:value-type="float" office:value="197.714285714286">
            <text:p>197,71</text:p>
          </table:table-cell>
          <table:table-cell table:style-name="ce19" office:value-type="float" office:value="221.560606060606">
            <text:p>221,56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208.5">
            <text:p>208,5</text:p>
          </table:table-cell>
          <table:table-cell table:style-name="ce19" office:value-type="float" office:value="13957">
            <text:p>13957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1290.33333333333">
            <text:p>1290,33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71.2727272727273">
            <text:p>71,27</text:p>
          </table:table-cell>
          <table:table-cell table:style-name="ce19" office:value-type="float" office:value="16.1818181818182">
            <text:p>16,18</text:p>
          </table:table-cell>
          <table:table-cell table:style-name="ce15" office:value-type="float" office:value="299.5625">
            <text:p>299,56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co</text:p>
          </table:table-cell>
          <table:table-cell table:style-name="ce16" table:number-columns-repeated="12"/>
          <table:table-cell table:style-name="ce11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em/search</text:p>
          </table:table-cell>
          <table:table-cell table:style-name="ce1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pm/add</text:p>
          </table:table-cell>
          <table:table-cell table:style-name="ce17" office:value-type="string">
            <text:p>/ServiceDesk/pm/search</text:p>
          </table:table-cell>
          <table:table-cell table:style-name="ce17" office:value-type="string">
            <text:p>/ServiceDesk/report</text:p>
          </table:table-cell>
          <table:table-cell table:style-name="ce17" office:value-type="string">
            <text:p>/ServiceDesk/rf/add</text:p>
          </table:table-cell>
          <table:table-cell table:style-name="ce17" office:value-type="string">
            <text:p>/ServiceDesk/rf/category</text:p>
          </table:table-cell>
          <table:table-cell table:style-name="ce17" office:value-type="string">
            <text:p>/ServiceDesk/sd/dashboard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treePicker</text:p>
          </table:table-cell>
          <table:table-cell table:style-name="ce17" office:value-type="string">
            <text:p>/ServiceDesk/sd/treePickerChoose</text:p>
          </table:table-cell>
          <table:table-cell table:style-name="ce12" office:value-type="string">
            <text:p>Suma Wynik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/>
          <table:table-cell table:style-name="ce18" office:value-type="float" office:value="101.125">
            <text:p>101,13</text:p>
          </table:table-cell>
          <table:table-cell table:style-name="ce18" office:value-type="float" office:value="386.75">
            <text:p>386,75</text:p>
          </table:table-cell>
          <table:table-cell table:style-name="ce18" office:value-type="float" office:value="147.375">
            <text:p>147,38</text:p>
          </table:table-cell>
          <table:table-cell table:style-name="ce18"/>
          <table:table-cell table:style-name="ce18" office:value-type="float" office:value="326">
            <text:p>326</text:p>
          </table:table-cell>
          <table:table-cell table:style-name="ce18" table:number-columns-repeated="3"/>
          <table:table-cell table:style-name="ce18" office:value-type="float" office:value="2275">
            <text:p>2275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161.666666666667">
            <text:p>161,67</text:p>
          </table:table-cell>
          <table:table-cell table:style-name="ce18" office:value-type="float" office:value="31">
            <text:p>31</text:p>
          </table:table-cell>
          <table:table-cell table:style-name="ce13" office:value-type="float" office:value="215.972972972973">
            <text:p>215,97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9"/>
          <table:table-cell table:style-name="Wartość_20_Pilota_20_danych" office:value-type="float" office:value="51.8333333333333">
            <text:p>51,83</text:p>
          </table:table-cell>
          <table:table-cell table:style-name="Wartość_20_Pilota_20_danych" office:value-type="float" office:value="117.333333333333">
            <text:p>117,33</text:p>
          </table:table-cell>
          <table:table-cell table:style-name="Wartość_20_Pilota_20_danych" office:value-type="float" office:value="113.615384615385">
            <text:p>113,62</text:p>
          </table:table-cell>
          <table:table-cell table:style-name="Wartość_20_Pilota_20_danych" table:number-columns-repeated="3"/>
          <table:table-cell table:style-name="Wartość_20_Pilota_20_danych" office:value-type="float" office:value="664">
            <text:p>664</text:p>
          </table:table-cell>
          <table:table-cell table:style-name="Wartość_20_Pilota_20_danych" office:value-type="float" office:value="849">
            <text:p>849</text:p>
          </table:table-cell>
          <table:table-cell table:style-name="Wartość_20_Pilota_20_danych" office:value-type="float" office:value="785">
            <text:p>785</text:p>
          </table:table-cell>
          <table:table-cell table:style-name="Wartość_20_Pilota_20_danych"/>
          <table:table-cell table:style-name="Wartość_20_Pilota_20_danych" office:value-type="float" office:value="33">
            <text:p>33</text:p>
          </table:table-cell>
          <table:table-cell table:style-name="Wartość_20_Pilota_20_danych" office:value-type="float" office:value="11.3333333333333">
            <text:p>11,33</text:p>
          </table:table-cell>
          <table:table-cell table:style-name="ce14" office:value-type="float" office:value="147.451612903226">
            <text:p>147,45</text:p>
          </table:table-cell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ce9"/>
          <table:table-cell table:style-name="Wartość_20_Pilota_20_danych" office:value-type="float" office:value="140.125">
            <text:p>140,13</text:p>
          </table:table-cell>
          <table:table-cell table:style-name="Wartość_20_Pilota_20_danych" office:value-type="float" office:value="130">
            <text:p>130</text:p>
          </table:table-cell>
          <table:table-cell table:style-name="Wartość_20_Pilota_20_danych" office:value-type="float" office:value="182.041666666667">
            <text:p>182,04</text:p>
          </table:table-cell>
          <table:table-cell table:style-name="Wartość_20_Pilota_20_danych" office:value-type="float" office:value="888">
            <text:p>888</text:p>
          </table:table-cell>
          <table:table-cell table:style-name="Wartość_20_Pilota_20_danych" office:value-type="float" office:value="91">
            <text:p>91</text:p>
          </table:table-cell>
          <table:table-cell table:style-name="Wartość_20_Pilota_20_danych" table:number-columns-repeated="5"/>
          <table:table-cell table:style-name="Wartość_20_Pilota_20_danych" office:value-type="float" office:value="37">
            <text:p>37</text:p>
          </table:table-cell>
          <table:table-cell table:style-name="Wartość_20_Pilota_20_danych" office:value-type="float" office:value="8.5">
            <text:p>8,5</text:p>
          </table:table-cell>
          <table:table-cell table:style-name="ce14" office:value-type="float" office:value="155.891304347826">
            <text:p>155,89</text:p>
          </table:table-cell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ce9" office:value-type="float" office:value="1160">
            <text:p>1160</text:p>
          </table:table-cell>
          <table:table-cell table:style-name="Wartość_20_Pilota_20_danych" office:value-type="float" office:value="71">
            <text:p>71</text:p>
          </table:table-cell>
          <table:table-cell table:style-name="Wartość_20_Pilota_20_danych" office:value-type="float" office:value="116.333333333333">
            <text:p>116,33</text:p>
          </table:table-cell>
          <table:table-cell table:style-name="Wartość_20_Pilota_20_danych" office:value-type="float" office:value="493.769230769231">
            <text:p>493,77</text:p>
          </table:table-cell>
          <table:table-cell table:style-name="Wartość_20_Pilota_20_danych" table:number-columns-repeated="2"/>
          <table:table-cell table:style-name="Wartość_20_Pilota_20_danych" office:value-type="float" office:value="13957">
            <text:p>13957</text:p>
          </table:table-cell>
          <table:table-cell table:style-name="Wartość_20_Pilota_20_danych" table:number-columns-repeated="2"/>
          <table:table-cell table:style-name="Wartość_20_Pilota_20_danych" office:value-type="float" office:value="811">
            <text:p>811</text:p>
          </table:table-cell>
          <table:table-cell table:style-name="Wartość_20_Pilota_20_danych"/>
          <table:table-cell table:style-name="Wartość_20_Pilota_20_danych" office:value-type="float" office:value="52">
            <text:p>52</text:p>
          </table:table-cell>
          <table:table-cell table:style-name="Wartość_20_Pilota_20_danych" office:value-type="float" office:value="17">
            <text:p>17</text:p>
          </table:table-cell>
          <table:table-cell table:style-name="ce14" office:value-type="float" office:value="780.133333333333">
            <text:p>780,13</text:p>
          </table:table-cell>
        </table:table-row>
        <table:table-row table:style-name="ro1">
          <table:table-cell table:style-name="ce4" office:value-type="float" office:value="100000">
            <text:p>100000</text:p>
          </table:table-cell>
          <table:table-cell table:style-name="ce9"/>
          <table:table-cell table:style-name="Wartość_20_Pilota_20_danych" office:value-type="float" office:value="43.25">
            <text:p>43,25</text:p>
          </table:table-cell>
          <table:table-cell table:style-name="Wartość_20_Pilota_20_danych" office:value-type="float" office:value="138.833333333333">
            <text:p>138,83</text:p>
          </table:table-cell>
          <table:table-cell table:style-name="Wartość_20_Pilota_20_danych" office:value-type="float" office:value="241.380952380952">
            <text:p>241,38</text:p>
          </table:table-cell>
          <table:table-cell table:style-name="Wartość_20_Pilota_20_danych" table:number-columns-repeated="5"/>
          <table:table-cell table:style-name="Wartość_20_Pilota_20_danych" office:value-type="float" office:value="8023">
            <text:p>8023</text:p>
          </table:table-cell>
          <table:table-cell table:style-name="Wartość_20_Pilota_20_danych"/>
          <table:table-cell table:style-name="Wartość_20_Pilota_20_danych" office:value-type="float" office:value="33">
            <text:p>33</text:p>
          </table:table-cell>
          <table:table-cell table:style-name="Wartość_20_Pilota_20_danych" office:value-type="float" office:value="15">
            <text:p>15</text:p>
          </table:table-cell>
          <table:table-cell table:style-name="ce14" office:value-type="float" office:value="330.454545454545">
            <text:p>330,45</text:p>
          </table:table-cell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160">
            <text:p>1160</text:p>
          </table:table-cell>
          <table:table-cell table:style-name="ce19" office:value-type="float" office:value="79.046511627907">
            <text:p>79,05</text:p>
          </table:table-cell>
          <table:table-cell table:style-name="ce19" office:value-type="float" office:value="180.05">
            <text:p>180,05</text:p>
          </table:table-cell>
          <table:table-cell table:style-name="ce19" office:value-type="float" office:value="226.344827586207">
            <text:p>226,34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208.5">
            <text:p>208,5</text:p>
          </table:table-cell>
          <table:table-cell table:style-name="ce19" office:value-type="float" office:value="13957">
            <text:p>13957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2973.5">
            <text:p>2973,5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65.3846153846154">
            <text:p>65,38</text:p>
          </table:table-cell>
          <table:table-cell table:style-name="ce19" office:value-type="float" office:value="16">
            <text:p>16</text:p>
          </table:table-cell>
          <table:table-cell table:style-name="ce15" office:value-type="float" office:value="306.792553191489">
            <text:p>306,79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co</text:p>
          </table:table-cell>
          <table:table-cell table:style-name="ce16" table:number-columns-repeated="12"/>
          <table:table-cell table:style-name="ce11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em/search</text:p>
          </table:table-cell>
          <table:table-cell table:style-name="ce1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pm/add</text:p>
          </table:table-cell>
          <table:table-cell table:style-name="ce17" office:value-type="string">
            <text:p>/ServiceDesk/pm/search</text:p>
          </table:table-cell>
          <table:table-cell table:style-name="ce17" office:value-type="string">
            <text:p>/ServiceDesk/report</text:p>
          </table:table-cell>
          <table:table-cell table:style-name="ce17" office:value-type="string">
            <text:p>/ServiceDesk/rf/add</text:p>
          </table:table-cell>
          <table:table-cell table:style-name="ce17" office:value-type="string">
            <text:p>/ServiceDesk/rf/category</text:p>
          </table:table-cell>
          <table:table-cell table:style-name="ce17" office:value-type="string">
            <text:p>/ServiceDesk/sd/dashboard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treePicker</text:p>
          </table:table-cell>
          <table:table-cell table:style-name="ce17" office:value-type="string">
            <text:p>/ServiceDesk/sd/treePickerChoose</text:p>
          </table:table-cell>
          <table:table-cell table:style-name="ce12" office:value-type="string">
            <text:p>Suma Wynik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/>
          <table:table-cell table:style-name="ce18" office:value-type="float" office:value="69.0909090909091">
            <text:p>69,09</text:p>
          </table:table-cell>
          <table:table-cell table:style-name="ce18" office:value-type="float" office:value="105.2">
            <text:p>105,2</text:p>
          </table:table-cell>
          <table:table-cell table:style-name="ce18" office:value-type="float" office:value="118.294117647059">
            <text:p>118,29</text:p>
          </table:table-cell>
          <table:table-cell table:style-name="ce18"/>
          <table:table-cell table:style-name="ce18" office:value-type="float" office:value="326">
            <text:p>326</text:p>
          </table:table-cell>
          <table:table-cell table:style-name="ce18" table:number-columns-repeated="3"/>
          <table:table-cell table:style-name="ce18" office:value-type="float" office:value="4897.5">
            <text:p>4897,5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161.666666666667">
            <text:p>161,67</text:p>
          </table:table-cell>
          <table:table-cell table:style-name="ce18" office:value-type="float" office:value="31">
            <text:p>31</text:p>
          </table:table-cell>
          <table:table-cell table:style-name="ce13" office:value-type="float" office:value="228.828947368421">
            <text:p>228,83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9"/>
          <table:table-cell table:style-name="Wartość_20_Pilota_20_danych" office:value-type="float" office:value="45.2222222222222">
            <text:p>45,22</text:p>
          </table:table-cell>
          <table:table-cell table:style-name="Wartość_20_Pilota_20_danych" office:value-type="float" office:value="119.888888888889">
            <text:p>119,89</text:p>
          </table:table-cell>
          <table:table-cell table:style-name="Wartość_20_Pilota_20_danych" office:value-type="float" office:value="107.655172413793">
            <text:p>107,66</text:p>
          </table:table-cell>
          <table:table-cell table:style-name="Wartość_20_Pilota_20_danych" table:number-columns-repeated="3"/>
          <table:table-cell table:style-name="Wartość_20_Pilota_20_danych" office:value-type="float" office:value="664">
            <text:p>664</text:p>
          </table:table-cell>
          <table:table-cell table:style-name="Wartość_20_Pilota_20_danych" office:value-type="float" office:value="849">
            <text:p>849</text:p>
          </table:table-cell>
          <table:table-cell table:style-name="Wartość_20_Pilota_20_danych" office:value-type="float" office:value="3992">
            <text:p>3992</text:p>
          </table:table-cell>
          <table:table-cell table:style-name="Wartość_20_Pilota_20_danych"/>
          <table:table-cell table:style-name="Wartość_20_Pilota_20_danych" office:value-type="float" office:value="33">
            <text:p>33</text:p>
          </table:table-cell>
          <table:table-cell table:style-name="Wartość_20_Pilota_20_danych" office:value-type="float" office:value="11.3333333333333">
            <text:p>11,33</text:p>
          </table:table-cell>
          <table:table-cell table:style-name="ce14" office:value-type="float" office:value="221.893939393939">
            <text:p>221,89</text:p>
          </table:table-cell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ce9"/>
          <table:table-cell table:style-name="Wartość_20_Pilota_20_danych" office:value-type="float" office:value="72.7272727272727">
            <text:p>72,73</text:p>
          </table:table-cell>
          <table:table-cell table:style-name="Wartość_20_Pilota_20_danych" office:value-type="float" office:value="110.909090909091">
            <text:p>110,91</text:p>
          </table:table-cell>
          <table:table-cell table:style-name="Wartość_20_Pilota_20_danych" office:value-type="float" office:value="164.840909090909">
            <text:p>164,84</text:p>
          </table:table-cell>
          <table:table-cell table:style-name="Wartość_20_Pilota_20_danych" office:value-type="float" office:value="888">
            <text:p>888</text:p>
          </table:table-cell>
          <table:table-cell table:style-name="Wartość_20_Pilota_20_danych" office:value-type="float" office:value="91">
            <text:p>91</text:p>
          </table:table-cell>
          <table:table-cell table:style-name="Wartość_20_Pilota_20_danych" table:number-columns-repeated="3"/>
          <table:table-cell table:style-name="Wartość_20_Pilota_20_danych" office:value-type="float" office:value="7653">
            <text:p>7653</text:p>
          </table:table-cell>
          <table:table-cell table:style-name="Wartość_20_Pilota_20_danych"/>
          <table:table-cell table:style-name="Wartość_20_Pilota_20_danych" office:value-type="float" office:value="38">
            <text:p>38</text:p>
          </table:table-cell>
          <table:table-cell table:style-name="Wartość_20_Pilota_20_danych" office:value-type="float" office:value="10.1666666666667">
            <text:p>10,17</text:p>
          </table:table-cell>
          <table:table-cell table:style-name="ce14" office:value-type="float" office:value="206.45652173913">
            <text:p>206,46</text:p>
          </table:table-cell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ce9" office:value-type="float" office:value="1160">
            <text:p>1160</text:p>
          </table:table-cell>
          <table:table-cell table:style-name="Wartość_20_Pilota_20_danych" office:value-type="float" office:value="51.8260869565217">
            <text:p>51,83</text:p>
          </table:table-cell>
          <table:table-cell table:style-name="Wartość_20_Pilota_20_danych" office:value-type="float" office:value="108.5">
            <text:p>108,5</text:p>
          </table:table-cell>
          <table:table-cell table:style-name="Wartość_20_Pilota_20_danych" office:value-type="float" office:value="214.428571428571">
            <text:p>214,43</text:p>
          </table:table-cell>
          <table:table-cell table:style-name="Wartość_20_Pilota_20_danych" table:number-columns-repeated="2"/>
          <table:table-cell table:style-name="Wartość_20_Pilota_20_danych" office:value-type="float" office:value="13957">
            <text:p>13957</text:p>
          </table:table-cell>
          <table:table-cell table:style-name="Wartość_20_Pilota_20_danych" table:number-columns-repeated="2"/>
          <table:table-cell table:style-name="Wartość_20_Pilota_20_danych" office:value-type="float" office:value="4275">
            <text:p>4275</text:p>
          </table:table-cell>
          <table:table-cell table:style-name="Wartość_20_Pilota_20_danych"/>
          <table:table-cell table:style-name="Wartość_20_Pilota_20_danych" office:value-type="float" office:value="40.6666666666667">
            <text:p>40,67</text:p>
          </table:table-cell>
          <table:table-cell table:style-name="Wartość_20_Pilota_20_danych" office:value-type="float" office:value="13">
            <text:p>13</text:p>
          </table:table-cell>
          <table:table-cell table:style-name="ce14" office:value-type="float" office:value="452.239436619718">
            <text:p>452,24</text:p>
          </table:table-cell>
        </table:table-row>
        <table:table-row table:style-name="ro1">
          <table:table-cell table:style-name="ce4" office:value-type="float" office:value="100000">
            <text:p>100000</text:p>
          </table:table-cell>
          <table:table-cell table:style-name="ce9"/>
          <table:table-cell table:style-name="Wartość_20_Pilota_20_danych" office:value-type="float" office:value="43.25">
            <text:p>43,25</text:p>
          </table:table-cell>
          <table:table-cell table:style-name="Wartość_20_Pilota_20_danych" office:value-type="float" office:value="138.833333333333">
            <text:p>138,83</text:p>
          </table:table-cell>
          <table:table-cell table:style-name="Wartość_20_Pilota_20_danych" office:value-type="float" office:value="241.380952380952">
            <text:p>241,38</text:p>
          </table:table-cell>
          <table:table-cell table:style-name="Wartość_20_Pilota_20_danych" table:number-columns-repeated="5"/>
          <table:table-cell table:style-name="Wartość_20_Pilota_20_danych" office:value-type="float" office:value="8023">
            <text:p>8023</text:p>
          </table:table-cell>
          <table:table-cell table:style-name="Wartość_20_Pilota_20_danych"/>
          <table:table-cell table:style-name="Wartość_20_Pilota_20_danych" office:value-type="float" office:value="33">
            <text:p>33</text:p>
          </table:table-cell>
          <table:table-cell table:style-name="Wartość_20_Pilota_20_danych" office:value-type="float" office:value="15">
            <text:p>15</text:p>
          </table:table-cell>
          <table:table-cell table:style-name="ce14" office:value-type="float" office:value="330.454545454545">
            <text:p>330,45</text:p>
          </table:table-cell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160">
            <text:p>1160</text:p>
          </table:table-cell>
          <table:table-cell table:style-name="ce19" office:value-type="float" office:value="58.1958762886598">
            <text:p>58,2</text:p>
          </table:table-cell>
          <table:table-cell table:style-name="ce19" office:value-type="float" office:value="114.54347826087">
            <text:p>114,54</text:p>
          </table:table-cell>
          <table:table-cell table:style-name="ce19" office:value-type="float" office:value="163.269230769231">
            <text:p>163,27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208.5">
            <text:p>208,5</text:p>
          </table:table-cell>
          <table:table-cell table:style-name="ce19" office:value-type="float" office:value="13957">
            <text:p>13957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5250.625">
            <text:p>5250,63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58.8235294117647">
            <text:p>58,82</text:p>
          </table:table-cell>
          <table:table-cell table:style-name="ce19" office:value-type="float" office:value="15.1176470588235">
            <text:p>15,12</text:p>
          </table:table-cell>
          <table:table-cell table:style-name="ce15" office:value-type="float" office:value="279.882521489971">
            <text:p>279,88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Średnia - czas [ms]</text:p>
          </table:table-cell>
          <table:table-cell table:style-name="ce6" office:value-type="string">
            <text:p>co</text:p>
          </table:table-cell>
          <table:table-cell table:style-name="ce16" table:number-columns-repeated="12"/>
          <table:table-cell table:style-name="ce11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em/search</text:p>
          </table:table-cell>
          <table:table-cell table:style-name="ce1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pm/add</text:p>
          </table:table-cell>
          <table:table-cell table:style-name="ce17" office:value-type="string">
            <text:p>/ServiceDesk/pm/search</text:p>
          </table:table-cell>
          <table:table-cell table:style-name="ce17" office:value-type="string">
            <text:p>/ServiceDesk/report</text:p>
          </table:table-cell>
          <table:table-cell table:style-name="ce17" office:value-type="string">
            <text:p>/ServiceDesk/rf/add</text:p>
          </table:table-cell>
          <table:table-cell table:style-name="ce17" office:value-type="string">
            <text:p>/ServiceDesk/rf/category</text:p>
          </table:table-cell>
          <table:table-cell table:style-name="ce17" office:value-type="string">
            <text:p>/ServiceDesk/sd/dashboard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treePicker</text:p>
          </table:table-cell>
          <table:table-cell table:style-name="ce17" office:value-type="string">
            <text:p>/ServiceDesk/sd/treePickerChoose</text:p>
          </table:table-cell>
          <table:table-cell table:style-name="ce12" office:value-type="string">
            <text:p>Suma Wynik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/>
          <table:table-cell table:style-name="ce18" office:value-type="float" office:value="69.0909090909091">
            <text:p>69,09</text:p>
          </table:table-cell>
          <table:table-cell table:style-name="ce18" office:value-type="float" office:value="105.2">
            <text:p>105,2</text:p>
          </table:table-cell>
          <table:table-cell table:style-name="ce18" office:value-type="float" office:value="105.727272727273">
            <text:p>105,73</text:p>
          </table:table-cell>
          <table:table-cell table:style-name="ce18"/>
          <table:table-cell table:style-name="ce18" office:value-type="float" office:value="326">
            <text:p>326</text:p>
          </table:table-cell>
          <table:table-cell table:style-name="ce18" table:number-columns-repeated="3"/>
          <table:table-cell table:style-name="ce18" office:value-type="float" office:value="4897.5">
            <text:p>4897,5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161.666666666667">
            <text:p>161,67</text:p>
          </table:table-cell>
          <table:table-cell table:style-name="ce18" office:value-type="float" office:value="31">
            <text:p>31</text:p>
          </table:table-cell>
          <table:table-cell table:style-name="ce13" office:value-type="float" office:value="224.773333333333">
            <text:p>224,77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9"/>
          <table:table-cell table:style-name="Wartość_20_Pilota_20_danych" office:value-type="float" office:value="45.2222222222222">
            <text:p>45,22</text:p>
          </table:table-cell>
          <table:table-cell table:style-name="Wartość_20_Pilota_20_danych" office:value-type="float" office:value="105.5">
            <text:p>105,5</text:p>
          </table:table-cell>
          <table:table-cell table:style-name="Wartość_20_Pilota_20_danych" office:value-type="float" office:value="107.655172413793">
            <text:p>107,66</text:p>
          </table:table-cell>
          <table:table-cell table:style-name="Wartość_20_Pilota_20_danych" table:number-columns-repeated="3"/>
          <table:table-cell table:style-name="Wartość_20_Pilota_20_danych" office:value-type="float" office:value="664">
            <text:p>664</text:p>
          </table:table-cell>
          <table:table-cell table:style-name="Wartość_20_Pilota_20_danych" office:value-type="float" office:value="849">
            <text:p>849</text:p>
          </table:table-cell>
          <table:table-cell table:style-name="Wartość_20_Pilota_20_danych" office:value-type="float" office:value="3992">
            <text:p>3992</text:p>
          </table:table-cell>
          <table:table-cell table:style-name="Wartość_20_Pilota_20_danych"/>
          <table:table-cell table:style-name="Wartość_20_Pilota_20_danych" office:value-type="float" office:value="33">
            <text:p>33</text:p>
          </table:table-cell>
          <table:table-cell table:style-name="Wartość_20_Pilota_20_danych" office:value-type="float" office:value="11.3333333333333">
            <text:p>11,33</text:p>
          </table:table-cell>
          <table:table-cell table:style-name="ce14" office:value-type="float" office:value="221.692307692308">
            <text:p>221,69</text:p>
          </table:table-cell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ce9"/>
          <table:table-cell table:style-name="Wartość_20_Pilota_20_danych" office:value-type="float" office:value="72.7272727272727">
            <text:p>72,73</text:p>
          </table:table-cell>
          <table:table-cell table:style-name="Wartość_20_Pilota_20_danych" office:value-type="float" office:value="110.909090909091">
            <text:p>110,91</text:p>
          </table:table-cell>
          <table:table-cell table:style-name="Wartość_20_Pilota_20_danych" office:value-type="float" office:value="145.046511627907">
            <text:p>145,05</text:p>
          </table:table-cell>
          <table:table-cell table:style-name="Wartość_20_Pilota_20_danych" office:value-type="float" office:value="888">
            <text:p>888</text:p>
          </table:table-cell>
          <table:table-cell table:style-name="Wartość_20_Pilota_20_danych" office:value-type="float" office:value="91">
            <text:p>91</text:p>
          </table:table-cell>
          <table:table-cell table:style-name="Wartość_20_Pilota_20_danych" table:number-columns-repeated="3"/>
          <table:table-cell table:style-name="Wartość_20_Pilota_20_danych" office:value-type="float" office:value="7653">
            <text:p>7653</text:p>
          </table:table-cell>
          <table:table-cell table:style-name="Wartość_20_Pilota_20_danych"/>
          <table:table-cell table:style-name="Wartość_20_Pilota_20_danych" office:value-type="float" office:value="38">
            <text:p>38</text:p>
          </table:table-cell>
          <table:table-cell table:style-name="Wartość_20_Pilota_20_danych" office:value-type="float" office:value="10.1666666666667">
            <text:p>10,17</text:p>
          </table:table-cell>
          <table:table-cell table:style-name="ce14" office:value-type="float" office:value="197.56043956044">
            <text:p>197,56</text:p>
          </table:table-cell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ce9" office:value-type="float" office:value="1160">
            <text:p>1160</text:p>
          </table:table-cell>
          <table:table-cell table:style-name="Wartość_20_Pilota_20_danych" office:value-type="float" office:value="51.8260869565217">
            <text:p>51,83</text:p>
          </table:table-cell>
          <table:table-cell table:style-name="Wartość_20_Pilota_20_danych" office:value-type="float" office:value="108.5">
            <text:p>108,5</text:p>
          </table:table-cell>
          <table:table-cell table:style-name="Wartość_20_Pilota_20_danych" office:value-type="float" office:value="146.384615384615">
            <text:p>146,38</text:p>
          </table:table-cell>
          <table:table-cell table:style-name="Wartość_20_Pilota_20_danych" table:number-columns-repeated="2"/>
          <table:table-cell table:style-name="Wartość_20_Pilota_20_danych" office:value-type="float" office:value="13957">
            <text:p>13957</text:p>
          </table:table-cell>
          <table:table-cell table:style-name="Wartość_20_Pilota_20_danych" table:number-columns-repeated="2"/>
          <table:table-cell table:style-name="Wartość_20_Pilota_20_danych" office:value-type="float" office:value="4275">
            <text:p>4275</text:p>
          </table:table-cell>
          <table:table-cell table:style-name="Wartość_20_Pilota_20_danych"/>
          <table:table-cell table:style-name="Wartość_20_Pilota_20_danych" office:value-type="float" office:value="40.6666666666667">
            <text:p>40,67</text:p>
          </table:table-cell>
          <table:table-cell table:style-name="Wartość_20_Pilota_20_danych" office:value-type="float" office:value="13">
            <text:p>13</text:p>
          </table:table-cell>
          <table:table-cell table:style-name="ce14" office:value-type="float" office:value="433.492753623188">
            <text:p>433,49</text:p>
          </table:table-cell>
        </table:table-row>
        <table:table-row table:style-name="ro1">
          <table:table-cell table:style-name="ce4" office:value-type="float" office:value="100000">
            <text:p>100000</text:p>
          </table:table-cell>
          <table:table-cell table:style-name="ce9"/>
          <table:table-cell table:style-name="Wartość_20_Pilota_20_danych" office:value-type="float" office:value="40.3846153846154">
            <text:p>40,38</text:p>
          </table:table-cell>
          <table:table-cell table:style-name="Wartość_20_Pilota_20_danych" office:value-type="float" office:value="106">
            <text:p>106</text:p>
          </table:table-cell>
          <table:table-cell table:style-name="Wartość_20_Pilota_20_danych" office:value-type="float" office:value="168.4">
            <text:p>168,4</text:p>
          </table:table-cell>
          <table:table-cell table:style-name="Wartość_20_Pilota_20_danych" table:number-columns-repeated="5"/>
          <table:table-cell table:style-name="Wartość_20_Pilota_20_danych" office:value-type="float" office:value="11941">
            <text:p>11941</text:p>
          </table:table-cell>
          <table:table-cell table:style-name="Wartość_20_Pilota_20_danych"/>
          <table:table-cell table:style-name="Wartość_20_Pilota_20_danych" office:value-type="float" office:value="30.1428571428571">
            <text:p>30,14</text:p>
          </table:table-cell>
          <table:table-cell table:style-name="Wartość_20_Pilota_20_danych" office:value-type="float" office:value="11.4285714285714">
            <text:p>11,43</text:p>
          </table:table-cell>
          <table:table-cell table:style-name="ce14" office:value-type="float" office:value="344.171717171717">
            <text:p>344,17</text:p>
          </table:table-cell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160">
            <text:p>1160</text:p>
          </table:table-cell>
          <table:table-cell table:style-name="ce19" office:value-type="float" office:value="55.6396396396396">
            <text:p>55,64</text:p>
          </table:table-cell>
          <table:table-cell table:style-name="ce19" office:value-type="float" office:value="107.313725490196">
            <text:p>107,31</text:p>
          </table:table-cell>
          <table:table-cell table:style-name="ce19" office:value-type="float" office:value="137.681818181818">
            <text:p>137,68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208.5">
            <text:p>208,5</text:p>
          </table:table-cell>
          <table:table-cell table:style-name="ce19" office:value-type="float" office:value="13957">
            <text:p>13957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6429.33333333333">
            <text:p>6429,33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52.0454545454546">
            <text:p>52,05</text:p>
          </table:table-cell>
          <table:table-cell table:style-name="ce19" office:value-type="float" office:value="13.9545454545455">
            <text:p>13,95</text:p>
          </table:table-cell>
          <table:table-cell table:style-name="ce15" office:value-type="float" office:value="283.784461152882">
            <text:p>283,78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Filt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Maks - czas [ms]</text:p>
          </table:table-cell>
          <table:table-cell table:style-name="ce6" office:value-type="string">
            <text:p>co</text:p>
          </table:table-cell>
          <table:table-cell table:style-name="ce16" table:number-columns-repeated="12"/>
          <table:table-cell table:style-name="ce11"/>
        </table:table-row>
        <table:table-row table:style-name="ro1">
          <table:table-cell table:style-name="ce2" office:value-type="string">
            <text:p>liczba_incydentow</text:p>
          </table:table-cell>
          <table:table-cell table:style-name="ce7" office:value-type="string">
            <text:p>/ServiceDesk/em/search</text:p>
          </table:table-cell>
          <table:table-cell table:style-name="ce17" office:value-type="string">
            <text:p>/ServiceDesk/im/add</text:p>
          </table:table-cell>
          <table:table-cell table:style-name="ce17" office:value-type="string">
            <text:p>/ServiceDesk/im/addsuccess</text:p>
          </table:table-cell>
          <table:table-cell table:style-name="ce17" office:value-type="string">
            <text:p>/ServiceDesk/im/search</text:p>
          </table:table-cell>
          <table:table-cell table:style-name="ce17" office:value-type="string">
            <text:p>/ServiceDesk/pm/add</text:p>
          </table:table-cell>
          <table:table-cell table:style-name="ce17" office:value-type="string">
            <text:p>/ServiceDesk/pm/search</text:p>
          </table:table-cell>
          <table:table-cell table:style-name="ce17" office:value-type="string">
            <text:p>/ServiceDesk/report</text:p>
          </table:table-cell>
          <table:table-cell table:style-name="ce17" office:value-type="string">
            <text:p>/ServiceDesk/rf/add</text:p>
          </table:table-cell>
          <table:table-cell table:style-name="ce17" office:value-type="string">
            <text:p>/ServiceDesk/rf/category</text:p>
          </table:table-cell>
          <table:table-cell table:style-name="ce17" office:value-type="string">
            <text:p>/ServiceDesk/sd/dashboard</text:p>
          </table:table-cell>
          <table:table-cell table:style-name="ce17" office:value-type="string">
            <text:p>/ServiceDesk/sd/employeePicker</text:p>
          </table:table-cell>
          <table:table-cell table:style-name="ce17" office:value-type="string">
            <text:p>/ServiceDesk/sd/treePicker</text:p>
          </table:table-cell>
          <table:table-cell table:style-name="ce17" office:value-type="string">
            <text:p>/ServiceDesk/sd/treePickerChoose</text:p>
          </table:table-cell>
          <table:table-cell table:style-name="ce12" office:value-type="string">
            <text:p>Suma Wynik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/>
          <table:table-cell table:style-name="ce18" office:value-type="float" office:value="1249">
            <text:p>1249</text:p>
          </table:table-cell>
          <table:table-cell table:style-name="ce18" office:value-type="float" office:value="202">
            <text:p>202</text:p>
          </table:table-cell>
          <table:table-cell table:style-name="ce18" office:value-type="float" office:value="298">
            <text:p>298</text:p>
          </table:table-cell>
          <table:table-cell table:style-name="ce18"/>
          <table:table-cell table:style-name="ce18" office:value-type="float" office:value="326">
            <text:p>326</text:p>
          </table:table-cell>
          <table:table-cell table:style-name="ce18" table:number-columns-repeated="3"/>
          <table:table-cell table:style-name="ce18" office:value-type="float" office:value="10222">
            <text:p>10222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440">
            <text:p>440</text:p>
          </table:table-cell>
          <table:table-cell table:style-name="ce18" office:value-type="float" office:value="78">
            <text:p>78</text:p>
          </table:table-cell>
          <table:table-cell table:style-name="ce13" office:value-type="float" office:value="10222">
            <text:p>10222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9"/>
          <table:table-cell table:style-name="Wartość_20_Pilota_20_danych" office:value-type="float" office:value="130">
            <text:p>130</text:p>
          </table:table-cell>
          <table:table-cell table:style-name="Wartość_20_Pilota_20_danych" office:value-type="float" office:value="205">
            <text:p>205</text:p>
          </table:table-cell>
          <table:table-cell table:style-name="Wartość_20_Pilota_20_danych" office:value-type="float" office:value="277">
            <text:p>277</text:p>
          </table:table-cell>
          <table:table-cell table:style-name="Wartość_20_Pilota_20_danych" table:number-columns-repeated="3"/>
          <table:table-cell table:style-name="Wartość_20_Pilota_20_danych" office:value-type="float" office:value="664">
            <text:p>664</text:p>
          </table:table-cell>
          <table:table-cell table:style-name="Wartość_20_Pilota_20_danych" office:value-type="float" office:value="849">
            <text:p>849</text:p>
          </table:table-cell>
          <table:table-cell table:style-name="Wartość_20_Pilota_20_danych" office:value-type="float" office:value="7199">
            <text:p>7199</text:p>
          </table:table-cell>
          <table:table-cell table:style-name="Wartość_20_Pilota_20_danych"/>
          <table:table-cell table:style-name="Wartość_20_Pilota_20_danych" office:value-type="float" office:value="201">
            <text:p>201</text:p>
          </table:table-cell>
          <table:table-cell table:style-name="Wartość_20_Pilota_20_danych" office:value-type="float" office:value="38">
            <text:p>38</text:p>
          </table:table-cell>
          <table:table-cell table:style-name="ce14" office:value-type="float" office:value="7199">
            <text:p>7199</text:p>
          </table:table-cell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ce9"/>
          <table:table-cell table:style-name="Wartość_20_Pilota_20_danych" office:value-type="float" office:value="857">
            <text:p>857</text:p>
          </table:table-cell>
          <table:table-cell table:style-name="Wartość_20_Pilota_20_danych" office:value-type="float" office:value="194">
            <text:p>194</text:p>
          </table:table-cell>
          <table:table-cell table:style-name="Wartość_20_Pilota_20_danych" office:value-type="float" office:value="430">
            <text:p>430</text:p>
          </table:table-cell>
          <table:table-cell table:style-name="Wartość_20_Pilota_20_danych" office:value-type="float" office:value="888">
            <text:p>888</text:p>
          </table:table-cell>
          <table:table-cell table:style-name="Wartość_20_Pilota_20_danych" office:value-type="float" office:value="91">
            <text:p>91</text:p>
          </table:table-cell>
          <table:table-cell table:style-name="Wartość_20_Pilota_20_danych" table:number-columns-repeated="3"/>
          <table:table-cell table:style-name="Wartość_20_Pilota_20_danych" office:value-type="float" office:value="7653">
            <text:p>7653</text:p>
          </table:table-cell>
          <table:table-cell table:style-name="Wartość_20_Pilota_20_danych"/>
          <table:table-cell table:style-name="Wartość_20_Pilota_20_danych" office:value-type="float" office:value="92">
            <text:p>92</text:p>
          </table:table-cell>
          <table:table-cell table:style-name="Wartość_20_Pilota_20_danych" office:value-type="float" office:value="20">
            <text:p>20</text:p>
          </table:table-cell>
          <table:table-cell table:style-name="ce14" office:value-type="float" office:value="7653">
            <text:p>7653</text:p>
          </table:table-cell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ce9" office:value-type="float" office:value="1160">
            <text:p>1160</text:p>
          </table:table-cell>
          <table:table-cell table:style-name="Wartość_20_Pilota_20_danych" office:value-type="float" office:value="224">
            <text:p>224</text:p>
          </table:table-cell>
          <table:table-cell table:style-name="Wartość_20_Pilota_20_danych" office:value-type="float" office:value="208">
            <text:p>208</text:p>
          </table:table-cell>
          <table:table-cell table:style-name="Wartość_20_Pilota_20_danych" office:value-type="float" office:value="934">
            <text:p>934</text:p>
          </table:table-cell>
          <table:table-cell table:style-name="Wartość_20_Pilota_20_danych" table:number-columns-repeated="2"/>
          <table:table-cell table:style-name="Wartość_20_Pilota_20_danych" office:value-type="float" office:value="13957">
            <text:p>13957</text:p>
          </table:table-cell>
          <table:table-cell table:style-name="Wartość_20_Pilota_20_danych" table:number-columns-repeated="2"/>
          <table:table-cell table:style-name="Wartość_20_Pilota_20_danych" office:value-type="float" office:value="7739">
            <text:p>7739</text:p>
          </table:table-cell>
          <table:table-cell table:style-name="Wartość_20_Pilota_20_danych"/>
          <table:table-cell table:style-name="Wartość_20_Pilota_20_danych" office:value-type="float" office:value="52">
            <text:p>52</text:p>
          </table:table-cell>
          <table:table-cell table:style-name="Wartość_20_Pilota_20_danych" office:value-type="float" office:value="22">
            <text:p>22</text:p>
          </table:table-cell>
          <table:table-cell table:style-name="ce14" office:value-type="float" office:value="13957">
            <text:p>13957</text:p>
          </table:table-cell>
        </table:table-row>
        <table:table-row table:style-name="ro1">
          <table:table-cell table:style-name="ce4" office:value-type="float" office:value="100000">
            <text:p>100000</text:p>
          </table:table-cell>
          <table:table-cell table:style-name="ce9"/>
          <table:table-cell table:style-name="Wartość_20_Pilota_20_danych" office:value-type="float" office:value="164">
            <text:p>164</text:p>
          </table:table-cell>
          <table:table-cell table:style-name="Wartość_20_Pilota_20_danych" office:value-type="float" office:value="167">
            <text:p>167</text:p>
          </table:table-cell>
          <table:table-cell table:style-name="Wartość_20_Pilota_20_danych" office:value-type="float" office:value="566">
            <text:p>566</text:p>
          </table:table-cell>
          <table:table-cell table:style-name="Wartość_20_Pilota_20_danych" table:number-columns-repeated="5"/>
          <table:table-cell table:style-name="Wartość_20_Pilota_20_danych" office:value-type="float" office:value="15859">
            <text:p>15859</text:p>
          </table:table-cell>
          <table:table-cell table:style-name="Wartość_20_Pilota_20_danych"/>
          <table:table-cell table:style-name="Wartość_20_Pilota_20_danych" office:value-type="float" office:value="55">
            <text:p>55</text:p>
          </table:table-cell>
          <table:table-cell table:style-name="Wartość_20_Pilota_20_danych" office:value-type="float" office:value="24">
            <text:p>24</text:p>
          </table:table-cell>
          <table:table-cell table:style-name="ce14" office:value-type="float" office:value="15859">
            <text:p>15859</text:p>
          </table:table-cell>
        </table:table-row>
        <table:table-row table:style-name="ro1">
          <table:table-cell table:style-name="ce5" office:value-type="string">
            <text:p>Suma Wynik</text:p>
          </table:table-cell>
          <table:table-cell table:style-name="ce10" office:value-type="float" office:value="1160">
            <text:p>1160</text:p>
          </table:table-cell>
          <table:table-cell table:style-name="ce19" office:value-type="float" office:value="1249">
            <text:p>1249</text:p>
          </table:table-cell>
          <table:table-cell table:style-name="ce19" office:value-type="float" office:value="208">
            <text:p>208</text:p>
          </table:table-cell>
          <table:table-cell table:style-name="ce19" office:value-type="float" office:value="934">
            <text:p>934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326">
            <text:p>326</text:p>
          </table:table-cell>
          <table:table-cell table:style-name="ce19" office:value-type="float" office:value="13957">
            <text:p>13957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15859">
            <text:p>15859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78">
            <text:p>78</text:p>
          </table:table-cell>
          <table:table-cell table:style-name="ce15" office:value-type="float" office:value="15859">
            <text:p>15859</text:p>
          </table:table-cell>
        </table:table-row>
      </table:table>
      <table:table table:name="Wykresy" table:style-name="ta1" table:print="false">
        <table:table-column table:style-name="co3" table:default-cell-style-name="Default"/>
        <table:table-column table:style-name="co2" table:number-columns-repeated="12" table:default-cell-style-name="Default"/>
        <table:table-column table:style-name="co13" table:default-cell-style-name="Default"/>
        <table:table-row table:style-name="ro1">
          <table:table-cell office:value-type="string">
            <text:p>liczba_incydentow</text:p>
          </table:table-cell>
          <table:table-cell office:value-type="string">
            <text:p>czas [ms]</text:p>
          </table:table-cell>
          <table:table-cell/>
          <table:table-cell>
            <draw:frame table:end-cell-address="Wykresy.N14" table:end-x="2.504cm" table:end-y="0.129cm" draw:z-index="0" draw:style-name="gr1" svg:width="25cm" svg:height="6cm" svg:x="0.086cm" svg:y="0cm">
              <draw:object draw:notify-on-update-of-ranges="Wykresy.A2:Wykresy.A6 Wykresy.B1:Wykresy.B1 Wykresy.B2:Wykresy.B6" xlink:href="./Object 1" xlink:type="simple" xlink:show="embed" xlink:actuate="onLoad"/>
              <draw:image xlink:href="./ObjectReplacements/Object 1" xlink:type="simple" xlink:show="embed" xlink:actuate="onLoad"/>
              <svg:title>Czas dodania incydentu</svg:title>
            </draw:frame>
          </table:table-cell>
          <table:table-cell table:number-columns-repeated="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8" office:value-type="float" office:value="105.727272727273">
            <text:p>105,73</text:p>
          </table:table-cell>
          <table:table-cell table:style-name="ce18"/>
          <table:table-cell table:number-columns-repeated="11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Wartość_20_Pilota_20_danych" office:value-type="float" office:value="107.655172413793">
            <text:p>107,66</text:p>
          </table:table-cell>
          <table:table-cell table:style-name="Wartość_20_Pilota_20_danych"/>
          <table:table-cell table:number-columns-repeated="11"/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Wartość_20_Pilota_20_danych" office:value-type="float" office:value="145.046511627907">
            <text:p>145,05</text:p>
          </table:table-cell>
          <table:table-cell table:style-name="Wartość_20_Pilota_20_danych"/>
          <table:table-cell table:number-columns-repeated="11"/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Wartość_20_Pilota_20_danych" office:value-type="float" office:value="146.384615384615">
            <text:p>146,38</text:p>
          </table:table-cell>
          <table:table-cell table:style-name="Wartość_20_Pilota_20_danych"/>
          <table:table-cell table:number-columns-repeated="11"/>
        </table:table-row>
        <table:table-row table:style-name="ro1">
          <table:table-cell table:style-name="ce4" office:value-type="float" office:value="100000">
            <text:p>100000</text:p>
          </table:table-cell>
          <table:table-cell table:style-name="Wartość_20_Pilota_20_danych" office:value-type="float" office:value="168.4">
            <text:p>168,4</text:p>
          </table:table-cell>
          <table:table-cell table:number-columns-repeated="1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/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Wykresy.N34" table:end-x="2.436cm" table:end-y="0.124cm" draw:z-index="1" draw:style-name="gr1" svg:width="25cm" svg:height="6cm" svg:x="0.018cm" svg:y="0.447cm">
              <draw:object draw:notify-on-update-of-ranges="Wykresy.A22:Wykresy.A26 Wykresy.A21:Wykresy.A21 Wykresy.B22:Wykresy.B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>
            <text:p>liczba_incydentow</text:p>
          </table:table-cell>
          <table:table-cell office:value-type="string">
            <text:p>czas [ms]</text:p>
          </table:table-cell>
          <table:table-cell table:number-columns-repeated="1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8" office:value-type="float" office:value="105.2">
            <text:p>105,2</text:p>
          </table:table-cell>
          <table:table-cell table:number-columns-repeated="12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Wartość_20_Pilota_20_danych" office:value-type="float" office:value="105.5">
            <text:p>105,5</text:p>
          </table:table-cell>
          <table:table-cell table:number-columns-repeated="12"/>
        </table:table-row>
        <table:table-row table:style-name="ro1">
          <table:table-cell table:style-name="ce4" office:value-type="float" office:value="1000">
            <text:p>1000</text:p>
          </table:table-cell>
          <table:table-cell table:style-name="Wartość_20_Pilota_20_danych" office:value-type="float" office:value="110.909090909091">
            <text:p>110,91</text:p>
          </table:table-cell>
          <table:table-cell table:number-columns-repeated="12"/>
        </table:table-row>
        <table:table-row table:style-name="ro1">
          <table:table-cell table:style-name="ce4" office:value-type="float" office:value="10000">
            <text:p>10000</text:p>
          </table:table-cell>
          <table:table-cell table:style-name="Wartość_20_Pilota_20_danych" office:value-type="float" office:value="108.5">
            <text:p>108,5</text:p>
          </table:table-cell>
          <table:table-cell table:number-columns-repeated="12"/>
        </table:table-row>
        <table:table-row table:style-name="ro1">
          <table:table-cell table:style-name="ce4" office:value-type="float" office:value="100000">
            <text:p>100000</text:p>
          </table:table-cell>
          <table:table-cell table:style-name="Wartość_20_Pilota_20_danych" office:value-type="float" office:value="106">
            <text:p>106</text:p>
          </table:table-cell>
          <table:table-cell table:number-columns-repeated="12"/>
        </table:table-row>
      </table:table>
      <table:database-ranges>
        <table:database-range table:target-range-address="Dane.A1:Dane.C1">
          <table:sort table:bind-styles-to-content="false"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Tabela.A1:Tabela.C7" table:buttons="Tabela.A1 Tabela.A4 Tabela.B3">
          <table:source-cell-range table:cell-range-address="Dane.A1:Dane.C1"/>
          <table:data-pilot-field table:source-field-name="liczba_incydentow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Tabela.A12:Tabela.D18" table:buttons="Tabela.A12 Tabela.A15 Tabela.B14">
          <table:source-cell-range table:cell-range-address="Dane.A1:Dane.C1"/>
          <table:data-pilot-field table:source-field-name="liczba_incydentow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Tabela.A27:Tabela.E36" table:buttons="Tabela.A27 Tabela.A30 Tabela.B29">
          <table:source-cell-range table:cell-range-address="Dane.A1:Dane.C1"/>
          <table:data-pilot-field table:source-field-name="c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_incydentow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Tabela.A41:Tabela.G48" table:buttons="Tabela.A41 Tabela.A44 Tabela.B43">
          <table:source-cell-range table:cell-range-address="Dane.A1:Dane.C1"/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Tabela.A56:Tabela.I64" table:buttons="Tabela.A56 Tabela.A59 Tabela.B58">
          <table:source-cell-range table:cell-range-address="Dane.A1:Dane.C1"/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Tabela.A70:Tabela.O78" table:buttons="Tabela.A70 Tabela.A73 Tabela.B72">
          <table:source-cell-range table:cell-range-address="Dane.A1:Dane.C139"/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Tabela.A84:Tabela.O93" table:buttons="Tabela.A84 Tabela.A87 Tabela.B86">
          <table:source-cell-range table:cell-range-address="Dane.A1:Dane.C181"/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Tabela.A98:Tabela.O107" table:buttons="Tabela.A98 Tabela.A101 Tabela.B100">
          <table:source-cell-range table:cell-range-address="Dane.A1:Dane.C343"/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Tabela.A112:Tabela.O121" table:buttons="Tabela.A112 Tabela.A115 Tabela.B114">
          <table:source-cell-range table:cell-range-address="Dane.A1:Dane.C400"/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Tabela.A127:Tabela.O136" table:buttons="Tabela.A127 Tabela.A130 Tabela.B129">
          <table:source-cell-range table:cell-range-address="Dane.A1:Dane.C561"/>
          <table:data-pilot-field table:source-field-name="c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czba_incydentow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zas [ms]" table:orientation="data" table:used-hierarchy="0" table:function="max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Pilota_20_danych" style:display-name="Narożnik Pilota danych" style:family="table-cell" style:parent-style-name="Default"/>
    <style:style style:name="Wartość_20_Pilota_20_danych" style:display-name="Wartość Pilota danych" style:family="table-cell" style:parent-style-name="Default"/>
    <style:style style:name="Pole_20_Pilota_20_danych" style:display-name="Pole Pilota danych" style:family="table-cell" style:parent-style-name="Default"/>
    <style:style style:name="Kategoria_20_Pilota_20_danych" style:display-name="Kategoria Pilota danych" style:family="table-cell" style:parent-style-name="Default">
      <style:table-cell-properties style:text-align-source="fix" style:repeat-content="false"/>
      <style:paragraph-properties fo:text-align="start"/>
    </style:style>
    <style:style style:name="Tytuł_20_Pilota_20_danych" style:display-name="Tytuł Pilota danych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Pilota_20_danych" style:display-name="Wynik Pilota danych" style:family="table-cell" style:parent-style-name="Default">
      <style:text-properties fo:font-weight="bold"/>
    </style:style>
    <draw:stroke-dash draw:name="Line_20_Style_20_9" draw:display-name="Line Style 9" draw:style="rect" draw:dots1="1" draw:dots1-length="197%" draw:distance="12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.09.2010</text:date>, <text:time>22:41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iotr Kalanski</meta:initial-creator>
    <meta:creation-date>2010-08-14T18:19:03.87</meta:creation-date>
    <dc:date>2010-09-04T22:41:47.07</dc:date>
    <dc:creator>Piotr Kalanski</dc:creator>
    <meta:editing-duration>PT10H00M02S</meta:editing-duration>
    <meta:editing-cycles>91</meta:editing-cycles>
    <meta:generator>OpenOffice.org/3.1$Win32 OpenOffice.org_project/310m19$Build-9420</meta:generator>
    <meta:document-statistic meta:table-count="4" meta:cell-count="36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1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 chart:data-label-number="value" chart:data-label-text="false" chart:data-label-symbol="false" chart:label-position="right"/>
      <style:graphic-properties draw:stroke="solid" svg:stroke-width="0.088cm" svg:stroke-color="#83caff" draw:fill-color="#83caff"/>
      <style:text-properties fo:font-size="12pt" fo:font-weight="bold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001cm" svg:height="6.001cm" chart:class="chart:line" chart:style-name="ch1">
        <chart:title svg:x="9.96cm" svg:y="0.121cm" chart:style-name="ch2">
          <text:p>Wyszukiwanie incydentów</text:p>
        </chart:title>
        <chart:plot-area chart:style-name="ch3" table:cell-range-address="Wykresy.A1:Wykresy.B6" chart:data-source-has-labels="both" svg:x="0.796cm" svg:y="0.744cm" svg:width="23.092cm" svg:height="5.216cm">
          <chart:axis chart:dimension="x" chart:name="primary-x" chart:style-name="ch4">
            <chart:title svg:x="11.384cm" svg:y="5.483cm" chart:style-name="ch5">
              <text:p>liczba incydentów</text:p>
            </chart:title>
            <chart:categories table:cell-range-address="Wykresy.A2:Wykresy.A6"/>
          </chart:axis>
          <chart:axis chart:dimension="y" chart:name="primary-y" chart:style-name="ch6">
            <chart:title svg:x="0.497cm" svg:y="3.741cm" chart:style-name="ch7">
              <text:p>czas [ms]</text:p>
            </chart:title>
          </chart:axis>
          <chart:series chart:style-name="ch8" chart:values-cell-range-address="Wykresy.B2:Wykresy.B6" chart:label-cell-address="Wykresy.B1:Wykresy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ykresy.B1:Wykresy.B1">czas [ms]</text:p>
              </table:table-cell>
            </table:table-row>
          </table:table-header-rows>
          <table:table-rows>
            <table:table-row>
              <table:table-cell office:value-type="string">
                <text:p text:id="Wykresy.A2:Wykresy.A6">10</text:p>
              </table:table-cell>
              <table:table-cell office:value-type="float" office:value="105.727272727273">
                <text:p text:id="Wykresy.B2:Wykresy.B6">105.727272727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.655172413793">
                <text:p>107.6551724137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5.046511627907">
                <text:p>145.04651162790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46.384615384615">
                <text:p>146.38461538461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68.4">
                <text:p>16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treat-empty-cells="leave-gap" chart:spline-order="3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 chart:data-label-number="value" chart:data-label-text="false" chart:data-label-symbol="false" chart:label-position="right"/>
      <style:graphic-properties draw:stroke="solid" svg:stroke-width="0.088cm" svg:stroke-color="#83caff" draw:fill-color="#83caff" dr3d:edge-rounding="0%"/>
      <style:text-properties fo:font-size="12pt" fo:font-weight="bold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5.001cm" svg:height="6.001cm" chart:class="chart:line" chart:style-name="ch1">
        <chart:title svg:x="10.687cm" svg:y="0.121cm" chart:style-name="ch2">
          <text:p>Dodanie incydentu</text:p>
        </chart:title>
        <chart:plot-area chart:style-name="ch3" table:cell-range-address="Wykresy.A21:Wykresy.A26 Wykresy.B22:Wykresy.B26" chart:data-source-has-labels="both" svg:x="0.661cm" svg:y="0.742cm" svg:width="23.559cm" svg:height="5.217cm">
          <chart:axis chart:dimension="x" chart:name="primary-x" chart:style-name="ch4">
            <chart:title svg:x="11.482cm" svg:y="5.482cm" chart:style-name="ch5">
              <text:p>liczba incydentów</text:p>
            </chart:title>
            <chart:categories table:cell-range-address="Wykresy.A22:Wykresy.A26"/>
          </chart:axis>
          <chart:axis chart:dimension="y" chart:name="primary-y" chart:style-name="ch6">
            <chart:title svg:x="0.362cm" svg:y="3.739cm" chart:style-name="ch7">
              <text:p>czas [ms]</text:p>
            </chart:title>
          </chart:axis>
          <chart:series chart:style-name="ch8" chart:values-cell-range-address="Wykresy.B22:Wykresy.B26" chart:label-cell-address="Wykresy.A21:Wykresy.A21" chart:class="chart:line">
            <chart:data-point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ykresy.A21:Wykresy.A21">liczba_incydentow</text:p>
              </table:table-cell>
            </table:table-row>
          </table:table-header-rows>
          <table:table-rows>
            <table:table-row>
              <table:table-cell office:value-type="string">
                <text:p text:id="Wykresy.A22:Wykresy.A26">10</text:p>
              </table:table-cell>
              <table:table-cell office:value-type="float" office:value="105.2">
                <text:p text:id="Wykresy.B22:Wykresy.B26">105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0.909090909091">
                <text:p>110.90909090909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